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08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Option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Subannua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date" office:date-value="2018-01-01T01:00:00" calcext:value-type="date">
            <text:p>01/01/18 01:00 AM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date" office:date-value="2018-01-01T02:00:00" calcext:value-type="date">
            <text:p>01/01/18 02:00 A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date" office:date-value="2018-01-01T01:00:00" calcext:value-type="date">
            <text:p>01/01/18 01:00 AM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date" office:date-value="2018-01-01T02:00:00" calcext:value-type="date">
            <text:p>01/01/18 02:00 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date" office:date-value="2018-01-01T01:00:00" calcext:value-type="date">
            <text:p>01/01/18 01:00 AM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date" office:date-value="2018-01-01T02:00:00" calcext:value-type="date">
            <text:p>01/01/18 02:00 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rimary Energy | Wind</text:p>
          </table:table-cell>
          <table:table-cell office:value-type="string" calcext:value-type="string">
            <text:p>Mwh</text:p>
          </table:table-cell>
          <table:table-cell office:value-type="date" office:date-value="2018-01-01T01:00:00" calcext:value-type="date">
            <text:p>01/01/18 01:00 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rimary Energy | Wind</text:p>
          </table:table-cell>
          <table:table-cell office:value-type="string" calcext:value-type="string">
            <text:p>Mwh</text:p>
          </table:table-cell>
          <table:table-cell office:value-type="date" office:date-value="2018-01-01T02:00:00" calcext:value-type="date">
            <text:p>01/01/18 02:00 AM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rimary Energy | Wind</text:p>
          </table:table-cell>
          <table:table-cell office:value-type="string" calcext:value-type="string">
            <text:p>Mwh</text:p>
          </table:table-cell>
          <table:table-cell office:value-type="date" office:date-value="2018-01-01T01:00:00" calcext:value-type="date">
            <text:p>01/01/18 01:00 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rimary Energy | Wind</text:p>
          </table:table-cell>
          <table:table-cell office:value-type="string" calcext:value-type="string">
            <text:p>Mwh</text:p>
          </table:table-cell>
          <table:table-cell office:value-type="date" office:date-value="2018-01-01T02:00:00" calcext:value-type="date">
            <text:p>01/01/18 02:00 AM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ption2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nit</text:p>
          </table:table-cell>
          <table:table-cell table:style-name="ce1" office:value-type="date" office:date-value="2018-01-01T01:00:00" calcext:value-type="date">
            <text:p>01/01/18 01:00 AM</text:p>
          </table:table-cell>
          <table:table-cell table:style-name="ce1" office:value-type="date" office:date-value="2018-01-01T02:00:00" calcext:value-type="date">
            <text:p>01/01/18 02:00 AM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rimary Energy | Wind</text:p>
          </table:table-cell>
          <table:table-cell office:value-type="string" calcext:value-type="string">
            <text:p>Mwh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rimary Energy | Wind</text:p>
          </table:table-cell>
          <table:table-cell office:value-type="string" calcext:value-type="string">
            <text:p>Mwh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</table:table>
      <table:table table:name="Option3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nit</text:p>
          </table:table-cell>
          <table:table-cell office:value-type="float" office:value="2010" calcext:value-type="float">
            <text:p>2010</text:p>
          </table:table-cell>
          <table:table-cell table:style-name="ce1" office:value-type="date" office:date-value="2018-01-01T01:00:00" calcext:value-type="date">
            <text:p>01/01/18 01:00 AM</text:p>
          </table:table-cell>
          <table:table-cell table:style-name="ce1" office:value-type="date" office:date-value="2018-01-01T02:00:00" calcext:value-type="date">
            <text:p>01/01/18 02:00 AM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table:formula="of:=[.G2]+[.H2]"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table:formula="of:=[.G3]+[.H3]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Mwh</text:p>
          </table:table-cell>
          <table:table-cell table:formula="of:=[.G4]+[.H4]"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Primary Energy | Wind</text:p>
          </table:table-cell>
          <table:table-cell office:value-type="string" calcext:value-type="string">
            <text:p>Mwh</text:p>
          </table:table-cell>
          <table:table-cell table:formula="of:=[.G5]+[.H5]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default_model</text:p>
          </table:table-cell>
          <table:table-cell office:value-type="string" calcext:value-type="string">
            <text:p>CH-LI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rimary Energy | Wind</text:p>
          </table:table-cell>
          <table:table-cell office:value-type="string" calcext:value-type="string">
            <text:p>Mwh</text:p>
          </table:table-cell>
          <table:table-cell table:formula="of:=[.G6]+[.H6]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</table:table-row>
      </table:table>
      <table:table table:name="Question" table:style-name="ta1">
        <table:table-column table:style-name="co3" table:default-cell-style-name="Default"/>
        <table:table-row table:style-name="ro1">
          <table:table-cell office:value-type="string" calcext:value-type="string">
            <text:p>QUESTIONS:</text:p>
          </table:table-cell>
        </table:table-row>
        <table:table-row table:style-name="ro1">
          <table:table-cell office:value-type="string" calcext:value-type="string">
            <text:p>-aggregation of subannual values such as prices/costs (weighted average)</text:p>
          </table:table-cell>
        </table:table-row>
        <table:table-row table:style-name="ro1">
          <table:table-cell office:value-type="string" calcext:value-type="string">
            <text:p>-lines recor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6:54:49.355652980</meta:creation-date>
    <dc:date>2018-06-06T17:17:18.492862858</dc:date>
    <meta:editing-duration>PT22M27S</meta:editing-duration>
    <meta:editing-cycles>9</meta:editing-cycles>
    <meta:generator>LibreOffice/6.0.3.2$Linux_X86_64 LibreOffice_project/00m0$Build-2</meta:generator>
    <meta:document-statistic meta:table-count="4" meta:cell-count="170" meta:object-count="0"/>
  </office:meta>
</office:document-meta>
</file>